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3a4" officeooo:paragraph-rsid="001d43a4"/>
    </style:style>
    <style:style style:name="T1" style:family="text">
      <style:text-properties officeooo:rsid="001ef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a sí que sí aquest text és DIFERENT del text original i no conté cap imat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12:37.132048229</meta:creation-date>
    <dc:date>2021-10-29T16:25:14.674345892</dc:date>
    <meta:editing-duration>PT1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6" meta:character-count="77" meta:non-whitespace-character-count="62"/>
  </office:meta>
</office:document-meta>
</file>